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egoe Print" fo:font-size="22pt" style:text-underline-style="solid" style:text-underline-width="auto" style:text-underline-color="font-color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style:font-name="Segoe Print" fo:font-size="22pt" style:text-underline-style="none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style:font-name="Segoe Print"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Segoe Print" fo:font-size="14pt" style:text-underline-style="none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Bradley Hand ITC" fo:font-size="14pt" style:text-underline-style="none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Segoe Print" fo:font-size="14pt" style:text-underline-style="none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Segoe Print"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style:text-underline-style="none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CS3U Summative - Leo's Daily Log</text:p>
      <text:p text:style-name="P2"/>
      <text:p text:style-name="P3">January 5<text:span text:style-name="T2">th</text:span><text:span text:style-name="T1">:<text:tab/>Worked on UML Diagrams. Almost completed all of <text:tab/><text:tab/><text:tab/><text:tab/>the diagrams, but without any clarifications so far.</text:span></text:p>
      <text:p text:style-name="P4"/>
      <text:p text:style-name="P3">January 6<text:span text:style-name="T2">th</text:span><text:span text:style-name="T1">:<text:tab/>Finished UML Diagrams. </text:span></text:p>
      <text:p text:style-name="P4"><text:tab/><text:tab/><text:tab/>Imported images for each animal. </text:p>
      <text:p text:style-name="P4"><text:tab/><text:tab/><text:tab/>Started the Java Project.</text:p>
      <text:p text:style-name="P5"/>
      <text:p text:style-name="P3">January 7<text:span text:style-name="T2">th</text:span><text:span text:style-name="T1">:<text:tab/>Briefly revised the UML Diagrams.</text:span></text:p>
      <text:p text:style-name="P4"><text:tab/><text:tab/><text:tab/>Made all of the Classes in the Java Project.</text:p>
      <text:p text:style-name="P4"><text:tab/><text:tab/><text:tab/>Finished the “detailed” GUI Diagrams.</text:p>
      <text:p text:style-name="P4"><text:tab/><text:tab/><text:tab/>Approved by Mr. Hudson.</text:p>
      <text:p text:style-name="P4"><text:tab/><text:tab/><text:tab/></text:p>
      <text:p text:style-name="P4"><text:span text:style-name="T4">January 8</text:span><text:span text:style-name="T3">th</text:span>:<text:tab/>Minor modifications to the Zoo UML Diagram.</text:p>
      <text:p text:style-name="P4"><text:tab/><text:tab/><text:tab/>Completed the Animal, and the 6 animal classes.</text:p>
      <text:p text:style-name="P4"><text:tab/><text:tab/><text:tab/>Started on the Zoo class.</text:p>
      <text:p text:style-name="P4"/>
      <text:p text:style-name="P4"><text:span text:style-name="T4">January 9</text:span><text:span text:style-name="T3">th</text:span>: <text:tab/>Minor modifications to the Zoo UML Diagram.</text:p>
      <text:p text:style-name="P4"><text:tab/><text:tab/><text:tab/>Worked on the Zoo class.</text:p>
      <text:p text:style-name="P4"/>
      <text:p text:style-name="P3"/>
      <text:p text:style-name="P3"/>
      <text:p text:style-name="P3"/>
      <text:p text:style-name="P3"/>
      <text:p text:style-name="P3"/>
      <text:p text:style-name="P3"><text:soft-page-break/>January 12<text:span text:style-name="T2">th</text:span><text:span text:style-name="T1">: <text:tab/>Worked on zoo class, fixed JPanel error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egoe Print" svg:font-family="'Segoe Print'" style:font-pitch="variable"/>
    <style:font-face style:name="Times New Roman" svg:font-family="'Times New Roman'" style:font-family-generic="roman" style:font-pitch="variable"/>
    <style:font-face style:name="Bradley Hand ITC" svg:font-family="'Bradley Hand ITC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1-05T11:08:18.65</meta:creation-date>
    <dc:date>2015-01-12T09:46:19.20</dc:date>
    <meta:editing-duration>PT21M30S</meta:editing-duration>
    <meta:editing-cycles>14</meta:editing-cycles>
    <meta:generator>OpenOffice/4.1.0$Win32 OpenOffice.org_project/410m18$Build-9764</meta:generator>
    <meta:document-statistic meta:table-count="0" meta:image-count="0" meta:object-count="0" meta:page-count="2" meta:paragraph-count="16" meta:word-count="108" meta:character-count="685"/>
  </office:meta>
</office:document-meta>
</file>